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enDocumentWrapper.write( InputStream inputStrea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OpenDocumentWrapper.write( Part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penDocumentWrapper.OpenDocumentWrapper( Document doc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